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rsid="001958f9" officeooo:paragraph-rsid="001958f9" style:font-size-asian="12pt" style:font-size-complex="12pt"/>
    </style:style>
    <style:style style:name="P2" style:family="paragraph" style:parent-style-name="Standard">
      <style:text-properties style:font-name="Liberation Sans" fo:font-size="12pt" officeooo:rsid="0019698c" officeooo:paragraph-rsid="0019698c" style:font-size-asian="12pt" style:font-size-complex="12pt"/>
    </style:style>
    <style:style style:name="P3" style:family="paragraph" style:parent-style-name="Standard">
      <style:text-properties style:font-name="Liberation Sans" fo:font-size="12pt" officeooo:rsid="001b47e3" officeooo:paragraph-rsid="001b47e3" style:font-size-asian="12pt" style:font-size-complex="12pt"/>
    </style:style>
    <style:style style:name="P4" style:family="paragraph" style:parent-style-name="Standard">
      <style:text-properties style:font-name="Liberation Sans" fo:font-size="12pt" officeooo:rsid="001b47e3" officeooo:paragraph-rsid="00257db9" style:font-size-asian="12pt" style:font-size-complex="12pt"/>
    </style:style>
    <style:style style:name="P5" style:family="paragraph" style:parent-style-name="Standard">
      <style:text-properties style:font-name="Liberation Sans" fo:font-size="12pt" officeooo:rsid="001bc5cf" officeooo:paragraph-rsid="001bc5cf" style:font-size-asian="12pt" style:font-size-complex="12pt"/>
    </style:style>
    <style:style style:name="P6" style:family="paragraph" style:parent-style-name="Standard">
      <style:text-properties style:font-name="Liberation Sans" fo:font-size="12pt" officeooo:rsid="001bc5cf" officeooo:paragraph-rsid="001c2ab5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01c2ab5" style:font-size-asian="12pt" style:font-size-complex="12pt"/>
    </style:style>
    <style:style style:name="P8" style:family="paragraph" style:parent-style-name="Standard">
      <style:text-properties style:font-name="Liberation Sans" fo:font-size="12pt" officeooo:rsid="001fbd69" officeooo:paragraph-rsid="001fbd69" style:font-size-asian="12pt" style:font-size-complex="12pt"/>
    </style:style>
    <style:style style:name="P9" style:family="paragraph" style:parent-style-name="Standard">
      <style:text-properties style:font-name="Liberation Sans" fo:font-size="12pt" officeooo:rsid="002114fe" officeooo:paragraph-rsid="002114fe" style:font-size-asian="12pt" style:font-size-complex="12pt"/>
    </style:style>
    <style:style style:name="P10" style:family="paragraph" style:parent-style-name="Standard">
      <style:text-properties style:font-name="Liberation Sans" fo:font-size="12pt" officeooo:rsid="00257db9" officeooo:paragraph-rsid="00257db9" style:font-size-asian="12pt" style:font-size-complex="12pt"/>
    </style:style>
    <style:style style:name="P11" style:family="paragraph" style:parent-style-name="Standard">
      <style:text-properties style:font-name="Liberation Sans" fo:font-size="12pt" officeooo:rsid="0026dda8" officeooo:paragraph-rsid="002a02f2" style:font-size-asian="12pt" style:font-size-complex="12pt"/>
    </style:style>
    <style:style style:name="P12" style:family="paragraph" style:parent-style-name="Table_20_Contents">
      <style:text-properties style:font-name="Liberation Sans" fo:font-size="12pt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22f0a6" officeooo:paragraph-rsid="0022f0a6" style:font-size-asian="12pt" style:font-size-complex="12pt"/>
    </style:style>
    <style:style style:name="P14" style:family="paragraph" style:parent-style-name="Table_20_Contents">
      <style:text-properties style:font-name="Liberation Sans" fo:font-size="12pt" officeooo:rsid="00240461" officeooo:paragraph-rsid="00240461" style:font-size-asian="12pt" style:font-size-complex="12pt"/>
    </style:style>
    <style:style style:name="P15" style:family="paragraph" style:parent-style-name="Table_20_Contents">
      <style:text-properties style:font-name="Liberation Sans" fo:font-size="12pt" fo:font-weight="bold" officeooo:rsid="0022f0a6" officeooo:paragraph-rsid="0022f0a6" style:font-size-asian="12pt" style:font-weight-asian="bold" style:font-size-complex="12pt" style:font-weight-complex="bold"/>
    </style:style>
    <style:style style:name="T1" style:family="text">
      <style:text-properties officeooo:rsid="001b47e3"/>
    </style:style>
    <style:style style:name="T2" style:family="text">
      <style:text-properties officeooo:rsid="001bc5cf"/>
    </style:style>
    <style:style style:name="T3" style:family="text">
      <style:text-properties officeooo:rsid="001c2ab5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240461"/>
    </style:style>
    <style:style style:name="T6" style:family="text">
      <style:text-properties officeooo:rsid="00257db9"/>
    </style:style>
    <style:style style:name="T7" style:family="text">
      <style:text-properties officeooo:rsid="002722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ving Yelp Predictions with NLP and clustering</text:p>
      <text:p text:style-name="P1"/>
      <text:p text:style-name="P2">Introduction to problem:</text:p>
      <text:p text:style-name="P2">Yelp is a user-driver review platform for businesses with X reviews, used by X users in cities all over the globe. <text:s/>Many users are attracted to Yelp for new business discovery. <text:s/>They may be traveling and looking for a good restaurant, in the market for a new hair stylist, or looking for the best deals on car service. <text:s/>Yelp could improve their user return rate by improving improving the rating <text:span text:style-name="T6">system</text:span> and …</text:p>
      <text:p text:style-name="P2">One way to do this would be to show users businesses they are likely to rate highly based on similarity to other business they have <text:span text:style-name="T1">previously rated well. <text:s/>An additional improvement could be to cluster reviewers into groups with similar preferences and show users businesses that were rated highly by other users like them.</text:span></text:p>
      <text:p text:style-name="P2"/>
      <text:p text:style-name="P4">Part <text:span text:style-name="T2">O</text:span>ne: <text:span text:style-name="T6">Initial Data Wrangling and Processing: </text:span></text:p>
      <text:p text:style-name="P4"/>
      <text:p text:style-name="P10">Yelp provides a subset of their review dataset for academic purposes that can be used to test various strategies for improving reviews. <text:s/>The subset is available at <text:a xlink:type="simple" xlink:href="https://www.yelp.com/dataset" text:style-name="Internet_20_link" text:visited-style-name="Visited_20_Internet_20_Link">https://www.yelp.com/dataset</text:a> and consists of over 5,200,000 reviews of over 174,000 businesses written by over 1,3000,000 Yelp users. <text:s/>The dataset is structured as multiple JSON files and this project use data from the business, user, and review datafiles.</text:p>
      <text:p text:style-name="P10"/>
      <text:p text:style-name="P11">For this project, reviews written for restaurants will be used because this is the most-represented category in the Yelp dataset. <text:s text:c="2"/>To build the text corpus, reviews from the restaurant, food, and bar categories were used. <text:s/><text:span text:style-name="T7">The first step in the data processing was to identify the user and business ids for these categories and subset the dataset. <text:s/>This process is contained in the “yelp_subset_final” Jupyter notebook. <text:s/>The final subsets contained 33926 businesses and 197,837 reviewers that met the above criteria. <text:s/></text:span></text:p>
      <text:p text:style-name="P11"/>
      <text:p text:style-name="P11"><text:span text:style-name="T7">The review texts were subsetted using the ‘codec.open’ comand, which can cycle through the reviews line by line without opening the full document. <text:s/>This is essential because the full file is large. <text:s/>Each review was tested against the list of businesses and users to include and written to a new output text file line by line. <text:s/>It was also essential to remove any escaped whitespace characters from the reviews, specifically newline (\n) and carriage return (\r). <text:s/>If these characters are not removed, they will produce a newline in the output text file and split siingle reviews into multiple entries. <text:s/></text:span></text:p>
      <text:p text:style-name="P10"/>
      <text:p text:style-name="P10"/>
      <text:p text:style-name="P4"/>
      <text:p text:style-name="P4"><text:span text:style-name="T6">Part Two: </text:span>Can user approval be predicted with review text?</text:p>
      <text:p text:style-name="P3">In the Yelp system, reviews consist of a numerical approval rating based on stars (1-5, worst to best) and a text-based review. <text:s/></text:p>
      <text:p text:style-name="P3"/>
      <text:p text:style-name="P5">Part Two: Using LDA to reduce text dimensionality.</text:p>
      <text:p text:style-name="P7"><text:span text:style-name="T2">Why? In the previous step, the reviews were represented as vectors of individual words. <text:s/>Because, each possible word in the corpus was an item in the vector, the dimensionality was high, over </text:span><text:span text:style-name="T4">584041 </text:span><text:span text:style-name="T3">words. <text:s/>The vectors were also very sparse, containing a lot of zeros, because each individual review contains a small percentage of the total possible words. <text:s/>Finally, representation of each word as an individual token does not preserve any information about the relationship between the words. <text:s/>For example, with each word represented at a </text:span><text:soft-page-break/><text:span text:style-name="T3">token, “cake” and “pie” are no more similar than the words “cake” and “oil change”. <text:s/>In fact, “oil change” is not represented as a distinct concept, but as two individual words; “oil” and “change”. <text:s/></text:span></text:p>
      <text:p text:style-name="P6"/>
      <text:p text:style-name="P6"><text:span text:style-name="T3">In the next section, I <text:s/>use lemmezation and topic modeling with Latent Dirichlet Allocation (LDA) to reduce dimensionality and group words into topics. <text:s/></text:span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Food type</text:p>
          </table:table-cell>
          <table:table-cell table:style-name="Table1.A1" office:value-type="string">
            <text:p text:style-name="P15">Location</text:p>
          </table:table-cell>
          <table:table-cell table:style-name="Table1.C1" office:value-type="string">
            <text:p text:style-name="P15">Service/ambiance</text:p>
          </table:table-cell>
        </table:table-row>
        <table:table-row>
          <table:table-cell table:style-name="Table1.A2" office:value-type="string">
            <text:p text:style-name="P13">Chinese</text:p>
          </table:table-cell>
          <table:table-cell table:style-name="Table1.A2" office:value-type="string">
            <text:p text:style-name="P13">Toronto</text:p>
          </table:table-cell>
          <table:table-cell table:style-name="Table1.C2" office:value-type="string">
            <text:p text:style-name="P13">smell</text:p>
          </table:table-cell>
        </table:table-row>
        <table:table-row>
          <table:table-cell table:style-name="Table1.A2" office:value-type="string">
            <text:p text:style-name="P13">Thai</text:p>
          </table:table-cell>
          <table:table-cell table:style-name="Table1.A2" office:value-type="string">
            <text:p text:style-name="P13">UK</text:p>
          </table:table-cell>
          <table:table-cell table:style-name="Table1.C2" office:value-type="string">
            <text:p text:style-name="P13">service</text:p>
          </table:table-cell>
        </table:table-row>
        <table:table-row>
          <table:table-cell table:style-name="Table1.A2" office:value-type="string">
            <text:p text:style-name="P13">healthy</text:p>
          </table:table-cell>
          <table:table-cell table:style-name="Table1.A2" office:value-type="string">
            <text:p text:style-name="P13">New York</text:p>
          </table:table-cell>
          <table:table-cell table:style-name="Table1.C2" office:value-type="string">
            <text:p text:style-name="P13">experience</text:p>
          </table:table-cell>
        </table:table-row>
        <table:table-row>
          <table:table-cell table:style-name="Table1.A2" office:value-type="string">
            <text:p text:style-name="P13">Japanese</text:p>
          </table:table-cell>
          <table:table-cell table:style-name="Table1.A2" office:value-type="string">
            <text:p text:style-name="P13">beach</text:p>
          </table:table-cell>
          <table:table-cell table:style-name="Table1.C2" office:value-type="string">
            <text:p text:style-name="P13">parking</text:p>
          </table:table-cell>
        </table:table-row>
        <table:table-row>
          <table:table-cell table:style-name="Table1.A2" office:value-type="string">
            <text:p text:style-name="P13">Asian soup</text:p>
          </table:table-cell>
          <table:table-cell table:style-name="Table1.A2" office:value-type="string">
            <text:p text:style-name="P13">location</text:p>
          </table:table-cell>
          <table:table-cell table:style-name="Table1.C2" office:value-type="string">
            <text:p text:style-name="P13">bar ambiance</text:p>
          </table:table-cell>
        </table:table-row>
        <table:table-row>
          <table:table-cell table:style-name="Table1.A2" office:value-type="string">
            <text:p text:style-name="P13">grocery</text:p>
          </table:table-cell>
          <table:table-cell table:style-name="Table1.A2" office:value-type="string">
            <text:p text:style-name="P13">coffee shop</text:p>
          </table:table-cell>
          <table:table-cell table:style-name="Table1.C2" office:value-type="string">
            <text:p text:style-name="P13">good service</text:p>
          </table:table-cell>
        </table:table-row>
        <table:table-row>
          <table:table-cell table:style-name="Table1.A2" office:value-type="string">
            <text:p text:style-name="P13">comfort food</text:p>
          </table:table-cell>
          <table:table-cell table:style-name="Table1.A2" office:value-type="string">
            <text:p text:style-name="P13"><text:span text:style-name="T5">g</text:span>eneral restaurant</text:p>
          </table:table-cell>
          <table:table-cell table:style-name="Table1.C2" office:value-type="string">
            <text:p text:style-name="P13">fun ambiance</text:p>
          </table:table-cell>
        </table:table-row>
        <table:table-row>
          <table:table-cell table:style-name="Table1.A2" office:value-type="string">
            <text:p text:style-name="P13">Greek </text:p>
          </table:table-cell>
          <table:table-cell table:style-name="Table1.A2" office:value-type="string">
            <text:p text:style-name="P13">Las Vegas</text:p>
          </table:table-cell>
          <table:table-cell table:style-name="Table1.C2" office:value-type="string">
            <text:p text:style-name="P13">young</text:p>
          </table:table-cell>
        </table:table-row>
        <table:table-row>
          <table:table-cell table:style-name="Table1.A2" office:value-type="string">
            <text:p text:style-name="P13">Hot wing</text:p>
          </table:table-cell>
          <table:table-cell table:style-name="Table1.A2" office:value-type="string">
            <text:p text:style-name="P13">Montreal</text:p>
          </table:table-cell>
          <table:table-cell table:style-name="Table1.C2" office:value-type="string">
            <text:p text:style-name="P13">high end</text:p>
          </table:table-cell>
        </table:table-row>
        <table:table-row>
          <table:table-cell table:style-name="Table1.A2" office:value-type="string">
            <text:p text:style-name="P13">breakfast</text:p>
          </table:table-cell>
          <table:table-cell table:style-name="Table1.A2" office:value-type="string">
            <text:p text:style-name="P13">deli</text:p>
          </table:table-cell>
          <table:table-cell table:style-name="Table1.C2" office:value-type="string">
            <text:p text:style-name="P13">wine &amp; dine</text:p>
          </table:table-cell>
        </table:table-row>
        <table:table-row>
          <table:table-cell table:style-name="Table1.A2" office:value-type="string">
            <text:p text:style-name="P13">sweet</text:p>
          </table:table-cell>
          <table:table-cell table:style-name="Table1.A2" office:value-type="string">
            <text:p text:style-name="P14">airport &amp; delivery</text:p>
          </table:table-cell>
          <table:table-cell table:style-name="Table1.C2" office:value-type="string">
            <text:p text:style-name="P13">good taste</text:p>
          </table:table-cell>
        </table:table-row>
        <table:table-row>
          <table:table-cell table:style-name="Table1.A2" office:value-type="string">
            <text:p text:style-name="P13">pub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>happy hour</text:p>
          </table:table-cell>
        </table:table-row>
        <table:table-row>
          <table:table-cell table:style-name="Table1.A2" office:value-type="string">
            <text:p text:style-name="P13">non-alcoholic drink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>amazing</text:p>
          </table:table-cell>
        </table:table-row>
        <table:table-row>
          <table:table-cell table:style-name="Table1.A2" office:value-type="string">
            <text:p text:style-name="P13">dessert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>time</text:p>
          </table:table-cell>
        </table:table-row>
        <table:table-row>
          <table:table-cell table:style-name="Table1.A2" office:value-type="string">
            <text:p text:style-name="P13">Mexican 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>buffet</text:p>
          </table:table-cell>
        </table:table-row>
        <table:table-row>
          <table:table-cell table:style-name="Table1.A2" office:value-type="string">
            <text:p text:style-name="P13">Vietnamese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3">money</text:p>
          </table:table-cell>
        </table:table-row>
        <table:table-row>
          <table:table-cell table:style-name="Table1.A2" office:value-type="string">
            <text:p text:style-name="P13">BBQ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">general review</text:p>
          </table:table-cell>
        </table:table-row>
        <table:table-row>
          <table:table-cell table:style-name="Table1.A2" office:value-type="string">
            <text:p text:style-name="P13">French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<text:span text:style-name="T5">p</text:span>izza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street taco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Burger &amp; fries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Italian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2"/>
          </table:table-cell>
        </table:table-row>
      </table:table>
      <text:p text:style-name="P6"/>
      <text:p text:style-name="P6"/>
      <text:p text:style-name="P8">Part Three: Clustering Yelp Businesses and Reviewers</text:p>
      <text:p text:style-name="P8"/>
      <text:p text:style-name="P9">Part Four: Conclusions and Recommendations</text:p>
      <text:p text:style-name="P9"/>
      <text:p text:style-name="P10">Part Six: References and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16:11.433235530</meta:creation-date>
    <dc:date>2018-03-10T11:50:18.359505013</dc:date>
    <meta:editing-duration>PT1H37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2" meta:paragraph-count="69" meta:word-count="663" meta:character-count="4107" meta:non-whitespace-character-count="3479"/>
  </office:meta>
</office:document-meta>
</file>